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 jesteś Skałą zbawienia mego</text:span><text:span text:style-name="T1"><text:line-break/></text:span><text:span text:style-name="T1">W Tobie ma siła i moc</text:span><text:span text:style-name="T1"><text:line-break/></text:span><text:span text:style-name="T1">Tyś mą nadzieją i mym natchnieniem</text:span><text:span text:style-name="T1"><text:line-break/></text:span><text:span text:style-name="T1">Do Ciebie wznoszę mój gł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wierzę Ci, tak wierzę Ci</text:span><text:span text:style-name="T1"><text:line-break/></text:span><text:span text:style-name="T1">Bo Twa miłość wierna jest</text:span><text:span text:style-name="T1"><text:line-break/></text:span><text:span text:style-name="T1">Tyś pomocą mą w potrzebach mych</text:span><text:span text:style-name="T1"><text:line-break/></text:span><text:span text:style-name="T1">Panie przy Tobie chcę być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7:05:21</meta:creation-date>
    <dc:date>2017-05-08T20:27:30.43</dc:date>
    <dc:language>pl-PL</dc:language>
    <meta:editing-cycles>20</meta:editing-cycles>
    <meta:editing-duration>PT57M22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